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style:font-family-generic="roman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fo:background-color="#FFFF00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0.05541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15.5310416666667cm"/>
    </style:style>
    <style:style style:name="co5" style:family="table-column">
      <style:table-column-properties fo:break-before="auto" style:column-width="22.886458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ramètr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Mode (Beginner/Expert/Debug)</text:p>
          </table:table-cell>
          <table:table-cell office:value-type="string" table:style-name="ce2">
            <text:p>Dépendance / Condition</text:p>
          </table:table-cell>
          <table:table-cell office:value-type="string" table:style-name="ce2">
            <text:p>Commentair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serLevel</text:p>
          </table:table-cell>
          <table:table-cell office:value-type="string" table:style-name="ce4">
            <text:p>string</text:p>
          </table:table-cell>
          <table:table-cell office:value-type="string" table:style-name="ce4">
            <text:p>Global</text:p>
          </table:table-cell>
          <table:table-cell office:value-type="string" table:style-name="ce4">
            <text:p>Détermine le niveau global ("Beginner", "Expert", "Debug"). Mais Profile_1 est toujours Beginner.</text:p>
          </table:table-cell>
          <table:table-cell office:value-type="string" table:style-name="ce4">
            <text:p>Définit l’accès aux paramètres avancés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lectedProfile</text:p>
          </table:table-cell>
          <table:table-cell office:value-type="string" table:style-name="ce4">
            <text:p>int (0–4)</text:p>
          </table:table-cell>
          <table:table-cell office:value-type="string" table:style-name="ce4">
            <text:p>Global</text:p>
          </table:table-cell>
          <table:table-cell office:value-type="string" table:style-name="ce4">
            <text:p>Choisit le profil actif</text:p>
          </table:table-cell>
          <table:table-cell office:value-type="string" table:style-name="ce4">
            <text:p>5 profils max (Profile_1 à Profile_5)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fileName</text:p>
          </table:table-cell>
          <table:table-cell office:value-type="string" table:style-name="ce4">
            <text:p>string (≤11)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Nom affiché du profil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pMode</text:p>
          </table:table-cell>
          <table:table-cell office:value-type="string" table:style-name="ce4">
            <text:p>string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Détermine le bloc actif de paramètres</text:p>
          </table:table-cell>
          <table:table-cell office:value-type="string" table:style-name="ce4">
            <text:p>"Auto record", "Walkin. Protoc.", "Road Protocol", "Fixed P. Proto.", "RhinoLogger", "Heterodyne", "Timed recording", "Audio Rec.", "Synchro"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artTime / EndTime</text:p>
          </table:table-cell>
          <table:table-cell office:value-type="string" table:style-name="ce4">
            <text:p>hh:mm</text:p>
          </table:table-cell>
          <table:table-cell office:value-type="string" table:style-name="ce4">
            <text:p>Auto record</text:p>
          </table:table-cell>
          <table:table-cell office:value-type="string" table:style-name="ce4">
            <text:p>Actifs si OpMode="Auto record"</text:p>
          </table:table-cell>
          <table:table-cell office:value-type="string" table:style-name="ce4">
            <text:p>Fenêtre horaire d’enregistrement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cTime / WaitTime</text:p>
          </table:table-cell>
          <table:table-cell office:value-type="string" table:style-name="ce4">
            <text:p>int (1–3600s)</text:p>
          </table:table-cell>
          <table:table-cell office:value-type="string" table:style-name="ce4">
            <text:p>Timed recording</text:p>
          </table:table-cell>
          <table:table-cell office:value-type="string" table:style-name="ce4">
            <text:p>Actifs si OpMode="Timed recording"</text:p>
          </table:table-cell>
          <table:table-cell office:value-type="string" table:style-name="ce4">
            <text:p>Cycle enregistrement / attent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FreqUS / MaxFreqUS</text:p>
          </table:table-cell>
          <table:table-cell office:value-type="string" table:style-name="ce4">
            <text:p>int Hz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Actifs si SampFreqU ≥192 kHz</text:p>
          </table:table-cell>
          <table:table-cell office:value-type="string" table:style-name="ce4">
            <text:p>Bande de fréquence ultrason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FreqA / MaxFreqA</text:p>
          </table:table-cell>
          <table:table-cell office:value-type="string" table:style-name="ce4">
            <text:p>int Hz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Actifs si SampFreqU &lt;192 kHz</text:p>
          </table:table-cell>
          <table:table-cell office:value-type="string" table:style-name="ce4">
            <text:p>Bande de fréquence audi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Duration / MaxDuration</text:p>
          </table:table-cell>
          <table:table-cell office:value-type="string" table:style-name="ce4">
            <text:p>int s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Toujours actifs</text:p>
          </table:table-cell>
          <table:table-cell office:value-type="string" table:style-name="ce4">
            <text:p>Durée mini / maxi d’événement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hresholdType</text:p>
          </table:table-cell>
          <table:table-cell office:value-type="string" table:style-name="ce4">
            <text:p>int (0/1)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0 → RelativeThreshold ; 1 → AbsoluteThreshold</text:p>
          </table:table-cell>
          <table:table-cell office:value-type="string" table:style-name="ce4">
            <text:p>Choix du type de seuil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lativeThreshold</text:p>
          </table:table-cell>
          <table:table-cell office:value-type="string" table:style-name="ce4">
            <text:p>int dB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Actif si ThresholdType=0</text:p>
          </table:table-cell>
          <table:table-cell office:value-type="string" table:style-name="ce4">
            <text:p>Détection relativ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soluteThreshold</text:p>
          </table:table-cell>
          <table:table-cell office:value-type="string" table:style-name="ce4">
            <text:p>int dB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Actif si ThresholdType=1</text:p>
          </table:table-cell>
          <table:table-cell office:value-type="string" table:style-name="ce4">
            <text:p>Détection absolu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bDetect</text:p>
          </table:table-cell>
          <table:table-cell office:value-type="string" table:style-name="ce4">
            <text:p>int (1–8)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Nb FFTs positives pour valider activité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mpFreqU</text:p>
          </table:table-cell>
          <table:table-cell office:value-type="string" table:style-name="ce4">
            <text:p>choix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Valeurs fixes ("24", "48", "96", "192", "250", "384", "500")</text:p>
          </table:table-cell>
          <table:table-cell office:value-type="string" table:style-name="ce4">
            <text:p>Fréquence d’échantillonnage US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mpFreqA</text:p>
          </table:table-cell>
          <table:table-cell office:value-type="string" table:style-name="ce4">
            <text:p>choix</text:p>
          </table:table-cell>
          <table:table-cell office:value-type="string" table:style-name="ce4">
            <text:p>Audio Rec.</text:p>
          </table:table-cell>
          <table:table-cell office:value-type="string" table:style-name="ce4">
            <text:p>("24", "48", "96", "192")</text:p>
          </table:table-cell>
          <table:table-cell office:value-type="string" table:style-name="ce4">
            <text:p>Fréquence d’échantillonnage audi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mericGain</text:p>
          </table:table-cell>
          <table:table-cell office:value-type="string" table:style-name="ce4">
            <text:p>choix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("0", "6", "12", "18", "24")</text:p>
          </table:table-cell>
          <table:table-cell office:value-type="string" table:style-name="ce4">
            <text:p>Gain numériqu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wpassFilter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Dépend de SampFreqU (&lt;384 = LPF, ≥384 = linéaire)</text:p>
          </table:table-cell>
          <table:table-cell office:value-type="string" table:style-name="ce4">
            <text:p>Filtrage en entré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ghpassFilter</text:p>
          </table:table-cell>
          <table:table-cell office:value-type="string" table:style-name="ce4">
            <text:p>int kHz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Actif si SampFreqU ≥192 kHz</text:p>
          </table:table-cell>
          <table:table-cell office:value-type="string" table:style-name="ce4">
            <text:p>Coupe-bas pour ultrasons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HighpassFilter</text:p>
          </table:table-cell>
          <table:table-cell office:value-type="string" table:style-name="ce4">
            <text:p>float kHz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Actif si SampFreqU &lt;192 kHz</text:p>
          </table:table-cell>
          <table:table-cell office:value-type="string" table:style-name="ce4">
            <text:p>Coupe-bas pour audi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xp10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Expert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Active l’expansion temporelle (x10)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vPrefix</text:p>
          </table:table-cell>
          <table:table-cell office:value-type="string" table:style-name="ce4">
            <text:p>string (≤5)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Préfixe du nom de fichier WAV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mperaturePeriod</text:p>
          </table:table-cell>
          <table:table-cell office:value-type="string" table:style-name="ce4">
            <text:p>int (10–3600s)</text:p>
          </table:table-cell>
          <table:table-cell office:value-type="string" table:style-name="ce4">
            <text:p>Expert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Intervalle de mesures T°/HR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MesTemp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Expert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Mesures environnementales continues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eNoise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Expert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Sauvegarde niveau de bruit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corderMode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Expert</text:p>
          </table:table-cell>
          <table:table-cell office:value-type="string" table:style-name="ce4">
            <text:p>Toujours actif</text:p>
          </table:table-cell>
          <table:table-cell office:value-type="string" table:style-name="ce4">
            <text:p>Format fichier/log façon Batcorder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terodyneMode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Actif si OpMode="Heterodyne"</text:p>
          </table:table-cell>
          <table:table-cell office:value-type="string" table:style-name="ce4">
            <text:p>Manuel / aut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toRecHeter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Idem</text:p>
          </table:table-cell>
          <table:table-cell office:value-type="string" table:style-name="ce4">
            <text:p>Déclenchement aut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freshGraphe</text:p>
          </table:table-cell>
          <table:table-cell office:value-type="string" table:style-name="ce4">
            <text:p>float (0.2–2.0)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Idem</text:p>
          </table:table-cell>
          <table:table-cell office:value-type="string" table:style-name="ce4">
            <text:p>Fréquence de rafraîchissement affichag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terLevel</text:p>
          </table:table-cell>
          <table:table-cell office:value-type="string" table:style-name="ce4">
            <text:p>float (0.1–0.9)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Idem</text:p>
          </table:table-cell>
          <table:table-cell office:value-type="string" table:style-name="ce4">
            <text:p>Niveau de sortie hétérodyn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e-TriggerAuto</text:p>
          </table:table-cell>
          <table:table-cell office:value-type="string" table:style-name="ce4">
            <text:p>int s</text:p>
          </table:table-cell>
          <table:table-cell office:value-type="string" table:style-name="ce4">
            <text:p>Auto record</text:p>
          </table:table-cell>
          <table:table-cell office:value-type="string" table:style-name="ce4">
            <text:p>Actif avec Teensy 4.1 RAM étendue</text:p>
          </table:table-cell>
          <table:table-cell office:value-type="string" table:style-name="ce4">
            <text:p>Buffer avant déclenchement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e-TriggerHeter</text:p>
          </table:table-cell>
          <table:table-cell office:value-type="string" table:style-name="ce4">
            <text:p>int s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Idem</text:p>
          </table:table-cell>
          <table:table-cell office:value-type="string" table:style-name="ce4">
            <text:p>Buffer avant déclenchement en hétérodyn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terSelectiveFilter / HeterAutoPlay / HeterWithGraph / HeterAGC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Actifs uniquement en OpMode=Heterodyne</text:p>
          </table:table-cell>
          <table:table-cell office:value-type="string" table:style-name="ce4">
            <text:p>Fonctions avancées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reoMode</text:p>
          </table:table-cell>
          <table:table-cell office:value-type="string" table:style-name="ce4">
            <text:p>choix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"Stereo", "MonoRight", "MonoLeft"</text:p>
          </table:table-cell>
          <table:table-cell office:value-type="string" table:style-name="ce4">
            <text:p>Sélection entrée micr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crophoneType</text:p>
          </table:table-cell>
          <table:table-cell office:value-type="string" table:style-name="ce4">
            <text:p>choix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"SPU0410", "ICS40730", "FG23329"</text:p>
          </table:table-cell>
          <table:table-cell office:value-type="string" table:style-name="ce4">
            <text:p>Type de micro utilisé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terSlave</text:p>
          </table:table-cell>
          <table:table-cell office:value-type="string" table:style-name="ce4">
            <text:p>int (0–9)</text:p>
          </table:table-cell>
          <table:table-cell office:value-type="string" table:style-name="ce4">
            <text:p>Expert</text:p>
          </table:table-cell>
          <table:table-cell office:value-type="string" table:style-name="ce4">
            <text:p>0=master, 1–9=slave</text:p>
          </table:table-cell>
          <table:table-cell office:value-type="string" table:style-name="ce4">
            <text:p>Multi-appareils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pAudioFreq / TopDuration / TopPerio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Expert</text:p>
          </table:table-cell>
          <table:table-cell office:value-type="string" table:style-name="ce4">
            <text:p>Toujours actifs</text:p>
          </table:table-cell>
          <table:table-cell office:value-type="string" table:style-name="ce4">
            <text:p>Paramètres du top audi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DSynchro</text:p>
          </table:table-cell>
          <table:table-cell office:value-type="string" table:style-name="ce4">
            <text:p>choix</text:p>
          </table:table-cell>
          <table:table-cell office:value-type="string" table:style-name="ce4">
            <text:p>Tous</text:p>
          </table:table-cell>
          <table:table-cell office:value-type="string" table:style-name="ce4">
            <text:p>"NO", "REC", "3 REC"</text:p>
          </table:table-cell>
          <table:table-cell office:value-type="string" table:style-name="ce4">
            <text:p>LED synchro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ffRLPerm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RhinoLogger</text:p>
          </table:table-cell>
          <table:table-cell office:value-type="string" table:style-name="ce4">
            <text:p>Actif si OpMode="RhinoLogger"</text:p>
          </table:table-cell>
          <table:table-cell office:value-type="string" table:style-name="ce4">
            <text:p>Affichage permanent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ndNameX, BandTypeX, MinDurationX, MaxDurationX, MinWidthX, MinFrequencyX, MaxFrequencyX, NbDetectionX</text:p>
          </table:table-cell>
          <table:table-cell office:value-type="string" table:style-name="ce4">
            <text:p>string, choix, int</text:p>
          </table:table-cell>
          <table:table-cell office:value-type="string" table:style-name="ce4">
            <text:p>RhinoLogger</text:p>
          </table:table-cell>
          <table:table-cell office:value-type="string" table:style-name="ce4">
            <text:p>Actifs si OpMode="RhinoLogger"</text:p>
          </table:table-cell>
          <table:table-cell office:value-type="string" table:style-name="ce4">
            <text:p>Config des 7 bandes d’analyse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ZCFile</text:p>
          </table:table-cell>
          <table:table-cell office:value-type="string" table:style-name="ce4">
            <text:p>int<text:span text:style-name="T1"><text:s/>(0/1)</text:span></text:p>
          </table:table-cell>
          <table:table-cell office:value-type="string" table:style-name="ce4">
            <text:p>Tous modes d’enregistrement automatiques</text:p>
          </table:table-cell>
          <table:table-cell office:value-type="string" table:style-name="ce4">
            <text:p>UserLevel = Expert</text:p>
          </table:table-cell>
          <table:table-cell office:value-type="string" table:style-name="ce4">
            <text:p>Active la génération de fichiers<text:s/><text:span text:style-name="T2">Zero Crossing</text:span><text:span text:style-name="T1"><text:s/>à la place des WAV. Réduction massive de volume, mais perte d’information spectrale fine (identification limitée).</text:span>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utoStartStop</text:p>
          </table:table-cell>
          <table:table-cell office:value-type="string" table:style-name="ce4">
            <text:p>int<text:span text:style-name="T1"><text:s/>(0/1)</text:span></text:p>
          </table:table-cell>
          <table:table-cell office:value-type="string" table:style-name="ce4">
            <text:p>Auto record, Timed recording</text:p>
          </table:table-cell>
          <table:table-cell office:value-type="string" table:style-name="ce4">
            <text:p>UserLevel = Expert<text:span text:style-name="T1"><text:s/></text:span><text:span text:style-name="T2">ET</text:span><text:span text:style-name="T1"><text:s/>latitude/longitude définies</text:span></text:p>
          </table:table-cell>
          <table:table-cell office:value-type="string" table:style-name="ce4">
            <text:p>Active le démarrage et l’arrêt automatiques basés sur le lever/coucher du soleil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atitude</text:p>
          </table:table-cell>
          <table:table-cell office:value-type="string" table:style-name="ce4">
            <text:p>float</text:p>
          </table:table-cell>
          <table:table-cell office:value-type="string" table:style-name="ce4">
            <text:p>Global</text:p>
          </table:table-cell>
          <table:table-cell office:value-type="string" table:style-name="ce4">
            <text:p>UserLevel = Expert</text:p>
          </table:table-cell>
          <table:table-cell office:value-type="string" table:style-name="ce4">
            <text:p>Coordonnée nécessaire au calcul astronomique des heures de lever/coucher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ongitude</text:p>
          </table:table-cell>
          <table:table-cell office:value-type="string" table:style-name="ce4">
            <text:p>float</text:p>
          </table:table-cell>
          <table:table-cell office:value-type="string" table:style-name="ce4">
            <text:p>Global</text:p>
          </table:table-cell>
          <table:table-cell office:value-type="string" table:style-name="ce4">
            <text:p>UserLevel = Expert</text:p>
          </table:table-cell>
          <table:table-cell office:value-type="string" table:style-name="ce4">
            <text:p>Idem latitude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UOffset</text:p>
          </table:table-cell>
          <table:table-cell office:value-type="string" table:style-name="ce4">
            <text:p>int<text:span text:style-name="T1"><text:s/>(heures)</text:span></text:p>
          </table:table-cell>
          <table:table-cell office:value-type="string" table:style-name="ce4">
            <text:p>Global</text:p>
          </table:table-cell>
          <table:table-cell office:value-type="string" table:style-name="ce4">
            <text:p>UserLevel = Expert</text:p>
          </table:table-cell>
          <table:table-cell office:value-type="string" table:style-name="ce4">
            <text:p>Décalage horaire entre heure locale et UTC, indispensable pour un calcul correct des heures solaires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artStopOffset</text:p>
          </table:table-cell>
          <table:table-cell office:value-type="string" table:style-name="ce4">
            <text:p>int<text:span text:style-name="T1"><text:s/>(minutes)</text:span></text:p>
          </table:table-cell>
          <table:table-cell office:value-type="string" table:style-name="ce4">
            <text:p>Auto record</text:p>
          </table:table-cell>
          <table:table-cell office:value-type="string" table:style-name="ce4">
            <text:p>AutoStartStop = 1</text:p>
          </table:table-cell>
          <table:table-cell office:value-type="string" table:style-name="ce4">
            <text:p>Décalage manuel appliqué aux heures calculées (ex. démarrer 30 min après le coucher du soleil)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artDate</text:p>
          </table:table-cell>
          <table:table-cell office:value-type="string" table:style-name="ce4">
            <text:p>string<text:span text:style-name="T1"><text:s/>(</text:span><text:span text:style-name="T3">dd/mm</text:span><text:span text:style-name="T1"><text:s/>ou<text:s/></text:span><text:span text:style-name="T3">--/--</text:span><text:span text:style-name="T1">)</text:span></text:p>
          </table:table-cell>
          <table:table-cell office:value-type="string" table:style-name="ce4">
            <text:p>Global</text:p>
          </table:table-cell>
          <table:table-cell office:value-type="string" table:style-name="ce4">
            <text:p>UserLevel = Expert</text:p>
          </table:table-cell>
          <table:table-cell office:value-type="string" table:style-name="ce4">
            <text:p>Date optionnelle de début de validité du profil. Permet une planification temporelle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ndDate</text:p>
          </table:table-cell>
          <table:table-cell office:value-type="string" table:style-name="ce4">
            <text:p>string<text:span text:style-name="T1"><text:s/>(</text:span><text:span text:style-name="T3">dd/mm</text:span><text:span text:style-name="T1"><text:s/>ou<text:s/></text:span><text:span text:style-name="T3">--/--</text:span><text:span text:style-name="T1">)</text:span></text:p>
          </table:table-cell>
          <table:table-cell office:value-type="string" table:style-name="ce4">
            <text:p>Global</text:p>
          </table:table-cell>
          <table:table-cell office:value-type="string" table:style-name="ce4">
            <text:p>UserLevel = Expert</text:p>
          </table:table-cell>
          <table:table-cell office:value-type="string" table:style-name="ce4">
            <text:p>Date optionnelle de fin de validité du profil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owerBank</text:p>
          </table:table-cell>
          <table:table-cell office:value-type="string" table:style-name="ce4">
            <text:p>int<text:span text:style-name="T1"><text:s/>(0–255)</text:span></text:p>
          </table:table-cell>
          <table:table-cell office:value-type="string" table:style-name="ce4">
            <text:p>Mode veille</text:p>
          </table:table-cell>
          <table:table-cell office:value-type="string" table:style-name="ce4">
            <text:p>UserLevel = Expert</text:p>
          </table:table-cell>
          <table:table-cell office:value-type="string" table:style-name="ce4">
            <text:p>Augmente volontairement la consommation en veille pour empêcher l’arrêt automatique des Power Bank. Valeur élevée = consommation maintenue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eterAGC</text:p>
          </table:table-cell>
          <table:table-cell office:value-type="string" table:style-name="ce4">
            <text:p>int<text:span text:style-name="T1"><text:s/>(0/1)</text:span>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Mode = Heterodyne</text:p>
          </table:table-cell>
          <table:table-cell office:value-type="string" table:style-name="ce4">
            <text:p>Active un<text:s/><text:span text:style-name="T2">Automatic Gain Control</text:span><text:span text:style-name="T1"><text:s/>spécifique au signal hétérodyne.</text:span>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eterWithGraph</text:p>
          </table:table-cell>
          <table:table-cell office:value-type="string" table:style-name="ce4">
            <text:p>int<text:span text:style-name="T1"><text:s/>(0/1)</text:span>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Mode = Heterodyne</text:p>
          </table:table-cell>
          <table:table-cell office:value-type="string" table:style-name="ce4">
            <text:p>Affiche une ligne graphique représentant le niveau instantané du signal hétérodyne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eterSelectiveFilter</text:p>
          </table:table-cell>
          <table:table-cell office:value-type="string" table:style-name="ce4">
            <text:p>int<text:span text:style-name="T1"><text:s/>(0/1)</text:span>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Mode = Heterodyne</text:p>
          </table:table-cell>
          <table:table-cell office:value-type="string" table:style-name="ce4">
            <text:p>Active un filtrage sélectif du signal hétérodyne (réduction du bruit hors bande).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eterAutoPlay</text:p>
          </table:table-cell>
          <table:table-cell office:value-type="string" table:style-name="ce4">
            <text:p>int<text:span text:style-name="T1"><text:s/>(0/1)</text:span></text:p>
          </table:table-cell>
          <table:table-cell office:value-type="string" table:style-name="ce4">
            <text:p>Heterodyne</text:p>
          </table:table-cell>
          <table:table-cell office:value-type="string" table:style-name="ce4">
            <text:p>Mode = Heterodyne</text:p>
          </table:table-cell>
          <table:table-cell office:value-type="string" table:style-name="ce4">
            <text:p>Lecture automatique des événements détectés en hétérodyne.</text:p>
          </table:table-cell>
          <table:table-cell table:number-columns-repeated="16379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creator>Alexandre Langlais</dc:creator>
    <meta:creation-date>2025-09-24T15:36:13Z</meta:creation-date>
    <dc:date>2026-01-22T09:54:10Z</dc:date>
    <meta:editing-cycles>1</meta:editing-cycles>
    <meta:editing-duration>PT47S</meta:editing-duration>
  </office:meta>
</office:document-meta>
</file>